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4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66ff66"/>
    </style:style>
    <style:style style:name="ce100" style:family="table-cell" style:parent-style-name="Default">
      <style:table-cell-properties fo:background-color="#ffff66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66ccff"/>
    </style:style>
    <style:style style:name="ce104" style:family="table-cell" style:parent-style-name="Default">
      <style:table-cell-properties fo:background-color="#33ff99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ff3333"/>
    </style:style>
    <style:style style:name="ce107" style:family="table-cell" style:parent-style-name="Default">
      <style:table-cell-properties fo:background-color="#66ffff"/>
    </style:style>
    <style:style style:name="ce108" style:family="table-cell" style:parent-style-name="Default">
      <style:table-cell-properties fo:background-color="#99ff66"/>
    </style:style>
    <style:style style:name="ce109" style:family="table-cell" style:parent-style-name="Default">
      <style:table-cell-properties fo:background-color="#ff9900"/>
    </style:style>
    <style:style style:name="ce110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4"/>
          <table:covered-table-cell table:style-name="ce64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64" office:value-type="string" calcext:value-type="string" table:number-columns-spanned="3" table:number-rows-spanned="1">
            <text:p>CPP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C#</text:p>
          </table:table-cell>
          <table:covered-table-cell table:number-columns-repeated="2" table:style-name="ce64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64" office:value-type="string" calcext:value-type="string" table:number-columns-spanned="3" table:number-rows-spanned="1">
            <text:p>C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Go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Python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WEB</text:p>
          </table:table-cell>
          <table:covered-table-cell table:number-columns-repeated="2" table:style-name="ce64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2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2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78" calcext:value-type="float">
            <text:p>78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2"/>
        <table:table-column table:style-name="co11" table:default-cell-style-name="ce82"/>
        <table:table-column table:style-name="co2" table:default-cell-style-name="ce82"/>
        <table:table-column table:style-name="co2" table:number-columns-repeated="2" table:default-cell-style-name="ce89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Intro AI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2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2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2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2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2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2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2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Agents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Plann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Search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Logic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Uncertainty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Machine Learn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0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2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0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2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2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0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2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2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2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2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Natural Languag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2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2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Robotics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2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2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Perception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Philosophy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Lisp Programm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2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2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2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2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2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2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Prolog Programm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2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2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C++/Java/Python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2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88" office:value-type="string" calcext:value-type="string">
            <text:p>Re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91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2" office:value-type="string" calcext:value-type="string">
            <text:p>Dmitriy Smirnov, Mikhail Bessmeltsev, and Justin Solomon </text:p>
          </table:table-cell>
          <table:table-cell table:style-name="ce82"/>
          <table:table-cell table:style-name="ce98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3"/>
          <table:table-cell table:style-name="ce104" office:value-type="string" calcext:value-type="string">
            <text:p>papers collection</text:p>
          </table:table-cell>
          <table:table-cell table:style-name="ce104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5" office:value-type="string" calcext:value-type="string">
            <text:p>Ricky T. Q. Chen*, Yulia Rubanova*, Jesse Bettencourt*, David Duvenaud</text:p>
          </table:table-cell>
          <table:table-cell table:style-name="ce95"/>
          <table:table-cell table:style-name="ce98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9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3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96" office:value-type="string" calcext:value-type="string">
            <text:p>Hiroshi Inoue</text:p>
          </table:table-cell>
          <table:table-cell table:style-name="ce96"/>
          <table:table-cell table:style-name="ce98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0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98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98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2" office:value-type="string" calcext:value-type="string">
            <text:p>Guan-Lin Chao </text:p>
          </table:table-cell>
          <table:table-cell table:style-name="ce82" office:value-type="string" calcext:value-type="string">
            <text:p>Jul 2019 </text:p>
          </table:table-cell>
          <table:table-cell table:style-name="ce98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98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2" office:value-type="string" calcext:value-type="string">
            <text:p>Qingnan Fan </text:p>
          </table:table-cell>
          <table:table-cell table:style-name="ce82" office:value-type="string" calcext:value-type="string">
            <text:p>Jul 2019 </text:p>
          </table:table-cell>
          <table:table-cell table:style-name="ce98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0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98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2" office:value-type="string" calcext:value-type="string">
            <text:p>Danijar Hafner </text:p>
          </table:table-cell>
          <table:table-cell table:style-name="ce82" office:value-type="string" calcext:value-type="string">
            <text:p>Nov 2018</text:p>
          </table:table-cell>
          <table:table-cell table:style-name="ce98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98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98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98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2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98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2" office:value-type="string" calcext:value-type="string">
            <text:p>Shunsuke Saito <text:s/>Zeng Huang Ryota Natsume</text:p>
          </table:table-cell>
          <table:table-cell table:style-name="ce97" office:value-type="string" calcext:value-type="string">
            <text:p>may – dec 2019</text:p>
          </table:table-cell>
          <table:table-cell table:style-name="ce98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2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98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2" office:value-type="string" calcext:value-type="string">
            <text:p>Brendan Bena </text:p>
          </table:table-cell>
          <table:table-cell table:style-name="ce82" office:value-type="string" calcext:value-type="string">
            <text:p>Feb 2020 </text:p>
          </table:table-cell>
          <table:table-cell table:style-name="ce98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2" office:value-type="string" calcext:value-type="string">
            <text:p>Olga Vechtomova </text:p>
          </table:table-cell>
          <table:table-cell table:style-name="ce82" office:value-type="string" calcext:value-type="string">
            <text:p>Dec 2018 </text:p>
          </table:table-cell>
          <table:table-cell table:style-name="ce98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2" office:value-type="string" calcext:value-type="string">
            <text:p>Alvin Wan </text:p>
          </table:table-cell>
          <table:table-cell table:style-name="ce82" office:value-type="string" calcext:value-type="string">
            <text:p>Apr 2020 </text:p>
          </table:table-cell>
          <table:table-cell table:style-name="ce98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2" office:value-type="string" calcext:value-type="string">
            <text:p>Yu-Lun Liu </text:p>
          </table:table-cell>
          <table:table-cell table:style-name="ce82" office:value-type="string" calcext:value-type="string">
            <text:p>Apr 2020 </text:p>
          </table:table-cell>
          <table:table-cell table:style-name="ce98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4" office:value-type="string" calcext:value-type="string">
            <text:p>Striving for Simplicity: The All Convolutional Net</text:p>
          </table:table-cell>
          <table:table-cell table:style-name="ce82" office:value-type="string" calcext:value-type="string">
            <text:p>Springenberg, J.T., Dosovitskiy, A </text:p>
          </table:table-cell>
          <table:table-cell table:style-name="ce82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2" office:value-type="string" calcext:value-type="string">
            <text:p>Alvaro Sanchez-Gonzalez </text:p>
          </table:table-cell>
          <table:table-cell table:style-name="ce82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2" office:value-type="string" calcext:value-type="string">
            <text:p>Baptiste Angles </text:p>
          </table:table-cell>
          <table:table-cell table:style-name="ce82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2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2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2" office:value-type="string" calcext:value-type="string">
            <text:p>Danijar Hafner </text:p>
          </table:table-cell>
          <table:table-cell table:style-name="ce82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2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4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4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2" table:number-columns-repeated="2"/>
          <table:table-cell table:style-name="ce105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3"/>
          <table:table-cell table:style-name="ce104" office:value-type="string" calcext:value-type="string">
            <text:p>papers collection</text:p>
          </table:table-cell>
          <table:table-cell table:style-name="ce104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5" table:number-columns-repeated="2"/>
          <table:table-cell table:style-name="ce105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9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3" office:value-type="string" calcext:value-type="string">
            <text:p>How Google's AlphaGo Beat a Go World Champion</text:p>
          </table:table-cell>
          <table:table-cell table:style-name="ce96" table:number-columns-repeated="2"/>
          <table:table-cell table:style-name="ce105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0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5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98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2" table:number-columns-repeated="2"/>
          <table:table-cell table:style-name="ce105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5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2" table:number-columns-repeated="2"/>
          <table:table-cell table:style-name="ce105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2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2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2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5"/>
        <table:table-column table:style-name="co2" table:number-columns-repeated="7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2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3"/>
          <table:table-cell table:style-name="ce104" office:value-type="string" calcext:value-type="string">
            <text:p>papers collection</text:p>
          </table:table-cell>
          <table:table-cell table:style-name="ce104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5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98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3"/>
          <table:table-cell table:style-name="ce96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0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3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98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0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98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7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7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7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7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7"/>
        </table:table-row>
        <table:table-row table:style-name="ro5">
          <table:table-cell table:style-name="ce107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7" table:number-columns-repeated="2"/>
          <table:table-cell table:style-name="ce107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7"/>
          <table:table-cell table:style-name="ce107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7"/>
          <table:table-cell table:number-columns-repeated="2"/>
          <table:table-cell table:style-name="ce107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7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7"/>
        </table:table-row>
        <table:table-row table:style-name="ro1">
          <table:table-cell table:number-columns-repeated="9"/>
          <table:table-cell table:style-name="ce107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7"/>
        </table:table-row>
        <table:table-row table:style-name="ro1">
          <table:table-cell table:number-columns-repeated="9"/>
          <table:table-cell table:style-name="ce107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7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08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10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6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8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8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09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09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98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10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2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10:32:26.2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9H31M4S</meta:editing-duration>
    <meta:editing-cycles>887</meta:editing-cycles>
    <meta:generator>LibreOffice/7.6.1.2$Windows_X86_64 LibreOffice_project/f5defcebd022c5bc36bbb79be232cb6926d8f674</meta:generator>
    <dc:date>2023-10-12T17:04:04.313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